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.6cm" svg:height="1.1cm" svg:x="4.5cm" svg:y="4cm" draw:corner-radius="0.5cm">
          <text:p text:style-name="P1"><text:span text:style-name="T1">testagent</text:span></text:p>
        </draw:rect>
        <draw:rect draw:style-name="gr2" draw:text-style-name="P1" draw:layer="layout" svg:width="2.1cm" svg:height="2cm" svg:x="4.2cm" svg:y="3.6cm">
          <text:p/>
        </draw:rect>
        <draw:rect draw:style-name="gr1" draw:text-style-name="P2" draw:layer="layout" svg:width="1.6cm" svg:height="1.1cm" svg:x="4.4cm" svg:y="12cm" draw:corner-radius="0.5cm">
          <text:p text:style-name="P1"><text:span text:style-name="T1">testagent</text:span></text:p>
        </draw:rect>
        <draw:rect draw:style-name="gr2" draw:text-style-name="P1" draw:layer="layout" svg:width="2.1cm" svg:height="2cm" svg:x="4.1cm" svg:y="11.6cm">
          <text:p/>
        </draw:rect>
        <draw:rect draw:style-name="gr1" draw:text-style-name="P2" draw:layer="layout" svg:width="1.6cm" svg:height="1.1cm" svg:x="20.1cm" svg:y="3.9cm" draw:corner-radius="0.5cm">
          <text:p text:style-name="P1"><text:span text:style-name="T1">testagent</text:span></text:p>
        </draw:rect>
        <draw:rect draw:style-name="gr2" draw:text-style-name="P1" draw:layer="layout" svg:width="2.1cm" svg:height="2cm" svg:x="19.8cm" svg:y="3.5cm">
          <text:p/>
        </draw:rect>
        <draw:rect draw:style-name="gr2" draw:text-style-name="P1" draw:layer="layout" svg:width="2.1cm" svg:height="2cm" svg:x="11.5cm" svg:y="5.3cm">
          <text:p/>
        </draw:rect>
        <draw:rect draw:style-name="gr2" draw:text-style-name="P1" draw:layer="layout" svg:width="2.1cm" svg:height="2cm" svg:x="11.4cm" svg:y="9.9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konikon </meta:initial-creator>
    <meta:creation-date>2013-08-30T11:12:27</meta:creation-date>
    <dc:date>2013-09-03T14:23:48</dc:date>
    <dc:creator>dikonikon </dc:creator>
    <meta:editing-duration>P0D</meta:editing-duration>
    <meta:editing-cycles>2</meta:editing-cycles>
    <meta:generator>LibreOffice/4.0.2.2$Linux_X86_64 LibreOffice_project/400m0$Build-2</meta:generator>
    <meta:document-statistic meta:object-count="8"/>
  </office:meta>
</office:document-meta>
</file>